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2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2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7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29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3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3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3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38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3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1" style:family="text">
      <style:text-properties fo:font-size="13.00pt" fo:font-weight="normal" fo:font-family="Verdana" style:font-family-asian="Verdana" style:font-family-complex="Verdana" fo:background-color="transparent" fo:color="#00b050" fo:font-style="italic"/>
    </style:style>
    <style:style style:name="T4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3" style:family="text">
      <style:text-properties fo:font-size="13.00pt" fo:font-weight="normal" fo:font-family="Verdana" style:font-family-asian="Verdana" style:font-family-complex="Verdana" fo:background-color="transparent" fo:color="#00b050" fo:font-style="italic"/>
    </style:style>
    <style:style style:name="T4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1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5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fragen zur Prüfungsvorbereitung 5</text:span><text:span text:style-name="T2"><text:line-break/></text:span></text:p>
      <text:p text:style-name="P2"><text:span text:style-name="T2">1. Wie nutzen Sie den watch-Befehl wenn Sie damit free möglichst genau beobachten möchten?<text:line-break/><text:line-break/></text:span><text:span text:style-name="T3">watch -n 0.1 free</text:span><text:span text:style-name="T4"><text:line-break/></text:span><text:span text:style-name="T5"><text:line-break/>2. Starten Sie firefox im Hintergrund. <text:line-break/>Wie beenden Sie firefox mit dem killall und wie mit dem kill-Befehl?<text:line-break/><text:line-break/></text:span><text:span text:style-name="T6">firefox&amp;</text:span></text:p>
      <text:p text:style-name="P2"><text:span text:style-name="T6">killall firefox</text:span></text:p>
      <text:p text:style-name="P2"><text:span text:style-name="T6">kill -9 firefox<text:line-break/></text:span><text:span text:style-name="T7"><text:line-break/>3. Sie haben einen Text mit nano begonnen und wollen kurz etwas anderes in der Konsole machen. Wie können Sie nano unterbrechen und anschließend wieder laufen lassen?<text:line-break/><text:line-break/></text:span><text:span text:style-name="T8">STRG+Z</text:span></text:p>
      <text:p text:style-name="P2"><text:span text:style-name="T8">fg nano</text:span></text:p>
      <text:p text:style-name="P2"><text:span text:style-name="T9"><text:line-break/>4. Wo ist der Betriebssystemkern abgelegt? <text:line-break/><text:line-break/></text:span><text:span text:style-name="T10">/boot/</text:span><text:span text:style-name="T11"><text:line-break/><text:line-break/>5. In welcher Datei können Runlevel bei Systemen ohne systemd konfiguriert werden? <text:line-break/><text:line-break/></text:span><text:span text:style-name="T12">/etc/environment<text:s/></text:span><text:span text:style-name="T13">z.B. über<text:s/></text:span><text:span text:style-name="T14">env DEFAULT_RUNLEVEL=2</text:span></text:p>
      <text:p text:style-name="P2"><text:span text:style-name="T15"><text:s/><text:line-break/>6. Wo stehen die Startskripte?<text:line-break/><text:line-break/></text:span><text:span text:style-name="T16">/etc/init.d/</text:span><text:span text:style-name="T17"><text:line-break/><text:line-break/>7. Wozu dient der Befehl dmesg?<text:line-break/><text:line-break/></text:span><text:span text:style-name="T18">dmesg wird zur Anzeige des System-Kernel-Speichers verwendet.</text:span><text:span text:style-name="T19"><text:line-break/><text:line-break/>8. Wozu dient der Befehl journalctl -k? <text:line-break/><text:line-break/></text:span><text:span text:style-name="T20">journalctl -k wird zur Anzeige des systemd-Logs verwendet (systemd ist der system &amp; service manager).</text:span><text:span text:style-name="T21"><text:line-break/><text:line-break/></text:span><text:span text:style-name="T22">9. Sie möchten mit grep nach einem Muster suchen. Da Sie nicht mehr wissen ob das Suchmuster groß- oder kleingeschrieben wird brauchen Sie eine passende Möglichkeit. <text:line-break/>a) Mit welcher Option lösen Sie diese Herausforderung?</text:span><text:span text:style-name="T23"><text:s/><text:line-break/><text:line-break/></text:span><text:span text:style-name="T24">[Oo]ption</text:span><text:span text:style-name="T25"><text:line-break/><text:line-break/>b) Können Sie dafür auch die Option -w nutzen?<text:line-break/><text:line-break/></text:span><text:span text:style-name="T26">Ja.</text:span><text:span text:style-name="T27"><text:line-break/><text:line-break/>10. Für wie viele Zeichen<text:s/></text:span><text:span text:style-name="T28">steht "*"?</text:span><text:span text:style-name="T29"><text:s/><text:line-break/><text:line-break/></text:span><text:span text:style-name="T30">Für 0 oder n Zeichen.</text:span><text:span text:style-name="T31"><text:line-break/></text:span><text:span text:style-name="T32"><text:line-break/></text:span><text:span text:style-name="T33">11. Wie suchen Sie mit grep nach Wort1 oder Wort2?<text:s/></text:span><text:span text:style-name="T34"><text:line-break/><text:line-break/></text:span><text:span text:style-name="T35">grep -E (Wort1@Wort2) INHALT</text:span><text:span text:style-name="T36"><text:line-break/><text:line-break/></text:span><text:span text:style-name="T37">12. Was bewirkt die Befehlszeile<text:s/></text:span><text:span text:style-name="T38">grep -il wort1 | xargs grep -i wort2</text:span><text:span text:style-name="T39">?<text:s text:c="2"/><text:line-break/></text:span><text:span text:style-name="T40"><text:line-break/></text:span><text:span text:style-name="T41">"grep -il wort1"<text:s/></text:span><text:span text:style-name="T42">zeigt an, ob wort1 in einer Datei gefunden wird (mit "-i" Groß/Kleinschreibung wird ignoriert) und zeigt den Dateinamen an. Über "</text:span><text:span text:style-name="T43">| xargs grep -i wort2"</text:span><text:span text:style-name="T44"><text:s/>werden die Ergebnisse über xargs einzeln an ein weiteres grep übergeben, in dem überprüft wird, ob das Suchmuster enthalten ist. Die jeweilige Zeile wird (unmarkiert) ausgegeben.</text:span><text:span text:style-name="T45"><text:line-break/><text:line-break/></text:span><text:span text:style-name="T46">13. Welches Runlevel steht für Systemneustart?</text:span><text:span text:style-name="T47"><text:line-break/><text:line-break/></text:span><text:span text:style-name="T48">6</text:span><text:span text:style-name="T49"><text:line-break/><text:line-break/></text:span><text:span text:style-name="T50">14. Was bewirkt der Befehl<text:s/></text:span><text:span text:style-name="T51">less &lt; inhalt.txt</text:span><text:span text:style-name="T52">? <text:line-break/><text:line-break/></text:span><text:span text:style-name="T53">Der Inhalt von inhalt.txt wird an less übergeben und darüber angezeigt.</text:span><text:span text:style-name="T54"><text:line-break/><text:line-break/>15. Welcher Unterschied besteht zwischen &gt; und &gt;&gt;?<text:line-break/><text:line-break/></text:span><text:span text:style-name="T55">"&gt;" überschreibt den Inhalt der angegebenen Datei, "&gt;&gt;" hängt diesen nur an.</text:span><text:span text:style-name="T56"><text:line-break/><text:line-break/>16. Wie wechseln Sie mit systemctl in den Single-User Mode?<text:line-break/><text:line-break/></text:span><text:span text:style-name="T57">systemctl isolate runlevel3.target</text:span><text:span text:style-name="T58"><text:line-break/><text:line-break/>17. Wie lassen Sie mit systemctl das System herunterfahren?<text:line-break/></text:span></text:p>
      <text:p text:style-name="P2"><text:span text:style-name="T59">systemctl<text:s/></text:span><text:span text:style-name="T60">isolate<text:s/></text:span><text:span text:style-name="T61">poweroff.target</text:span></text:p>
      <text:p text:style-name="P2"><text:span text:style-name="T62"><text:line-break/>18. Sie haben ein Paket im .rpm Format. Wie können Sie es auf einem Debiansystem installieren?<text:line-break/><text:line-break/></text:span><text:span text:style-name="T63">sudo alien -to-deb PAKETNAME.rpm | sudo apt install PAKETNAME.deb</text:span><text:span text:style-name="T64"><text:line-break/><text:s/></text:span><text:span text:style-name="T65"><text:line-break/>19. Wie können Sie sich bei redhat eine Liste der installierten Pakete anzeigen lassen?<text:line-break/></text:span></text:p>
      <text:p text:style-name="P2"><text:span text:style-name="T66">rpm -qa</text:span><text:span text:style-name="T67"><text:line-break/><text:line-break/>20. Welchen Befehl müssen Sie eingeben, nachdem Sie GRUB konfiguriert haben?<text:line-break/></text:span></text:p>
      <text:p text:style-name="P2"><text:span text:style-name="T68">sudo reboot</text:span><text:span text:style-name="T69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